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variant="normal" fo:text-transform="none" fo:font-style="normal"/>
    </style:style>
    <style:style style:name="P3" style:family="paragraph" style:parent-style-name="Standard">
      <style:text-properties fo:font-variant="normal" fo:text-transform="none" fo:font-style="normal" style:font-style-asian="normal" style:font-style-complex="normal"/>
    </style:style>
    <style:style style:name="P4" style:family="paragraph" style:parent-style-name="Text_20_body">
      <style:text-properties fo:font-variant="normal" fo:text-transform="none" fo:font-style="normal"/>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text-properties fo:font-variant="normal" fo:text-transform="none" fo:font-style="normal"/>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fo:font-style="normal" style:font-style-asian="normal" style:font-style-complex="normal"/>
    </style:style>
    <style:style style:name="P15" style:family="paragraph" style:parent-style-name="Text_20_body">
      <style:text-properties fo:font-variant="normal" fo:text-transform="none" fo:font-style="normal"/>
    </style:style>
    <style:style style:name="P16" style:family="paragraph" style:parent-style-name="Text_20_body">
      <style:text-properties fo:font-variant="normal" fo:text-transform="none" fo:font-style="normal" style:font-style-asian="normal" style:font-style-complex="normal"/>
    </style:style>
    <style:style style:name="P17" style:family="paragraph" style:parent-style-name="Text_20_body">
      <style:text-properties fo:font-variant="normal" fo:text-transform="none" style:font-name="Times New Roman" fo:font-style="normal"/>
    </style:style>
    <style:style style:name="P18" style:family="paragraph" style:parent-style-name="Text_20_body">
      <style:text-properties style:font-name="Times New Roman"/>
    </style:style>
    <style:style style:name="P19" style:family="paragraph" style:parent-style-name="Text_20_body">
      <style:text-properties fo:font-style="normal" style:font-style-asian="normal" style:font-style-complex="normal"/>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Text_20_body">
      <style:paragraph-properties fo:margin-left="0.5in" fo:margin-right="0in" fo:text-indent="0in" style:auto-text-indent="false"/>
    </style:style>
    <style:style style:name="P23" style:family="paragraph" style:parent-style-name="Text_20_body">
      <style:paragraph-properties fo:margin-left="0.5in" fo:margin-right="0in" fo:text-indent="0in" style:auto-text-indent="false"/>
      <style:text-properties style:font-name="Times New Roman"/>
    </style:style>
    <style:style style:name="P24" style:family="paragraph" style:parent-style-name="Text_20_body">
      <style:paragraph-properties fo:margin-left="0.5in" fo:margin-right="0in" fo:text-indent="0in" style:auto-text-indent="false"/>
      <style:text-properties style:use-window-font-color="true" style:font-name-asian="Times-Roman" style:font-name-complex="Times-Roman"/>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text-properties fo:font-variant="normal" fo:text-transform="none" fo:font-style="normal"/>
    </style:style>
    <style:style style:name="P30" style:family="paragraph" style:parent-style-name="Standard" style:list-style-name="L3">
      <style:text-properties fo:font-variant="normal" fo:text-transform="none" fo:font-style="normal"/>
    </style:style>
    <style:style style:name="P31" style:family="paragraph" style:parent-style-name="Standard">
      <style:text-properties fo:font-variant="normal" fo:text-transform="none" fo:font-style="normal" style:font-style-asian="normal" style:font-style-complex="normal"/>
    </style:style>
    <style:style style:name="P32" style:family="paragraph" style:parent-style-name="Standard" style:list-style-name="L3">
      <style:text-properties fo:font-variant="normal" fo:text-transform="none" fo:font-style="normal" style:font-style-asian="normal" style:font-style-complex="normal"/>
    </style:style>
    <style:style style:name="P33" style:family="paragraph" style:parent-style-name="Standard" style:list-style-name="L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4"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list-style-name="L5"/>
    <style:style style:name="P36" style:family="paragraph" style:parent-style-name="Standard" style:list-style-name="L6"/>
    <style:style style:name="P37" style:family="paragraph" style:parent-style-name="Standard">
      <style:text-properties fo:font-style="normal" style:font-style-asian="normal" style:font-style-complex="normal"/>
    </style:style>
    <style:style style:name="P38" style:family="paragraph" style:parent-style-name="Contents_20_3">
      <style:paragraph-properties>
        <style:tab-stops>
          <style:tab-stop style:position="6.9252in" style:type="right" style:leader-style="dotted" style:leader-text="."/>
        </style:tab-stops>
      </style:paragraph-properties>
    </style:style>
    <style:style style:name="P3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0" style:family="paragraph" style:parent-style-name="Text_20_body">
      <style:text-properties fo:font-variant="normal" fo:text-transform="none" fo:font-style="normal"/>
    </style:style>
    <style:style style:name="P41" style:family="paragraph" style:parent-style-name="Heading_20_1" style:master-page-name="First_20_Page">
      <style:paragraph-properties style:page-number="auto"/>
    </style:style>
    <style:style style:name="P42" style:family="paragraph">
      <style:paragraph-properties style:writing-mode="lr-tb"/>
    </style:style>
    <style:style style:name="P4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8" style:family="text">
      <style:text-properties style:font-name="Times New Roman"/>
    </style:style>
    <style:style style:name="T9" style:family="text">
      <style:text-properties style:text-position="33% 80%"/>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21963552" text:id="ct721963552">
          <text:insertion>
            <office:change-info>
              <dc:creator>Bob Jacobsen</dc:creator>
              <dc:date>2013-04-06T21:15:00</dc:date>
            </office:change-info>
          </text:insertion>
        </text:changed-region>
        <text:changed-region xml:id="ct721964640" text:id="ct721964640">
          <text:deletion>
            <office:change-info>
              <dc:creator>Bob Jacobsen</dc:creator>
              <dc:date>2013-04-06T21:17:00</dc:date>
            </office:change-info>
            <text:p text:style-name="Standard"><text:s text:c="2"/>- </text:p>
          </text:deletion>
        </text:changed-region>
        <text:changed-region xml:id="ct721963408" text:id="ct721963408">
          <text:insertion>
            <office:change-info>
              <dc:creator>Bob Jacobsen</dc:creator>
              <dc:date>2013-04-06T21:17:00</dc:date>
            </office:change-info>
          </text:insertion>
        </text:changed-region>
        <text:changed-region xml:id="ct721965072" text:id="ct721965072">
          <text:insertion>
            <office:change-info>
              <dc:creator>Bob Jacobsen</dc:creator>
              <dc:date>2013-04-06T21:17:00</dc:date>
            </office:change-info>
          </text:insertion>
        </text:changed-region>
        <text:changed-region xml:id="ct722078336" text:id="ct722078336">
          <text:deletion>
            <office:change-info>
              <dc:creator>Bob Jacobsen</dc:creator>
              <dc:date>2013-04-06T21:16:00</dc:date>
            </office:change-info>
            <text:p text:style-name="Standard">.</text:p>
          </text:deletion>
        </text:changed-region>
        <text:changed-region xml:id="ct722077792" text:id="ct722077792">
          <text:insertion>
            <office:change-info>
              <dc:creator>Bob Jacobsen</dc:creator>
              <dc:date>2013-04-06T21:16:00</dc:date>
            </office:change-info>
          </text:insertion>
        </text:changed-region>
        <text:changed-region xml:id="ct722078448" text:id="ct722078448">
          <text:insertion>
            <office:change-info>
              <dc:creator>Bob Jacobsen</dc:creator>
              <dc:date>2013-04-06T21:17:00</dc:date>
            </office:change-info>
          </text:insertion>
        </text:changed-region>
        <text:changed-region xml:id="ct722078208" text:id="ct722078208">
          <text:deletion>
            <office:change-info>
              <dc:creator>Bob Jacobsen</dc:creator>
              <dc:date>2013-04-06T21:17:00</dc:date>
            </office:change-info>
            <text:p text:style-name="Standard"><text:s/>– </text:p>
          </text:deletion>
        </text:changed-region>
        <text:changed-region xml:id="ct721706544" text:id="ct721706544">
          <text:insertion>
            <office:change-info>
              <dc:creator>Bob Jacobsen</dc:creator>
              <dc:date>2013-04-06T21:17:00</dc:date>
            </office:change-info>
          </text:insertion>
        </text:changed-region>
        <text:changed-region xml:id="ct721706848" text:id="ct721706848">
          <text:insertion>
            <office:change-info>
              <dc:creator>Bob Jacobsen</dc:creator>
              <dc:date>2013-04-06T21:23:00</dc:date>
            </office:change-info>
          </text:insertion>
        </text:changed-region>
        <text:changed-region xml:id="ct721707248" text:id="ct721707248">
          <text:insertion>
            <office:change-info>
              <dc:creator>Bob Jacobsen</dc:creator>
              <dc:date>2013-04-06T21:24:00</dc:date>
            </office:change-info>
          </text:insertion>
        </text:changed-region>
        <text:changed-region xml:id="ct721706944" text:id="ct721706944">
          <text:insertion>
            <office:change-info>
              <dc:creator>Bob Jacobsen</dc:creator>
              <dc:date>2013-04-06T21:20:00</dc:date>
            </office:change-info>
          </text:insertion>
        </text:changed-region>
        <text:changed-region xml:id="ct175889056" text:id="ct175889056">
          <text:insertion>
            <office:change-info>
              <dc:creator>Bob Jacobsen</dc:creator>
              <dc:date>2013-04-06T21:21:00</dc:date>
            </office:change-info>
          </text:insertion>
        </text:changed-region>
        <text:changed-region xml:id="ct507821392" text:id="ct507821392">
          <text:insertion>
            <office:change-info>
              <dc:creator>Bob Jacobsen</dc:creator>
              <dc:date>2013-04-06T23:30:00</dc:date>
            </office:change-info>
          </text:insertion>
        </text:changed-region>
        <text:changed-region xml:id="ct721707072" text:id="ct721707072">
          <text:insertion>
            <office:change-info>
              <dc:creator>Bob Jacobsen</dc:creator>
              <dc:date>2013-04-06T23:31:00</dc:date>
            </office:change-info>
          </text:insertion>
        </text:changed-region>
        <text:changed-region xml:id="ct721708544" text:id="ct721708544">
          <text:insertion>
            <office:change-info>
              <dc:creator>Bob Jacobsen</dc:creator>
              <dc:date>2013-04-06T23:32:00</dc:date>
            </office:change-info>
          </text:insertion>
        </text:changed-region>
        <text:changed-region xml:id="ct721708336" text:id="ct721708336">
          <text:insertion>
            <office:change-info>
              <dc:creator>Bob Jacobsen</dc:creator>
              <dc:date>2013-04-06T22:19:00</dc:date>
            </office:change-info>
          </text:insertion>
        </text:changed-region>
        <text:changed-region xml:id="ct721707968" text:id="ct721707968">
          <text:insertion>
            <office:change-info>
              <dc:creator>Bob Jacobsen</dc:creator>
              <dc:date>2013-04-06T22:42:00</dc:date>
            </office:change-info>
          </text:insertion>
        </text:changed-region>
        <text:changed-region xml:id="ct721707552" text:id="ct721707552">
          <text:insertion>
            <office:change-info>
              <dc:creator>Bob Jacobsen</dc:creator>
              <dc:date>2013-04-06T22:44:00</dc:date>
            </office:change-info>
          </text:insertion>
        </text:changed-region>
        <text:changed-region xml:id="ct721710224" text:id="ct721710224">
          <text:insertion>
            <office:change-info>
              <dc:creator>Bob Jacobsen</dc:creator>
              <dc:date>2013-04-06T22:43:00</dc:date>
            </office:change-info>
          </text:insertion>
        </text:changed-region>
        <text:changed-region xml:id="ct754565408" text:id="ct754565408">
          <text:insertion>
            <office:change-info>
              <dc:creator>Bob Jacobsen</dc:creator>
              <dc:date>2013-04-06T21:22:00</dc:date>
            </office:change-info>
          </text:insertion>
        </text:changed-region>
        <text:changed-region xml:id="ct486701840" text:id="ct486701840">
          <text:insertion>
            <office:change-info>
              <dc:creator>Bob Jacobsen</dc:creator>
              <dc:date>2013-04-06T22:45:00</dc:date>
            </office:change-info>
          </text:insertion>
        </text:changed-region>
        <text:changed-region xml:id="ct754068880" text:id="ct754068880">
          <text:insertion>
            <office:change-info>
              <dc:creator>Bob Jacobsen</dc:creator>
              <dc:date>2013-04-06T22:46:00</dc:date>
            </office:change-info>
          </text:insertion>
        </text:changed-region>
        <text:changed-region xml:id="ct754942144" text:id="ct754942144">
          <text:insertion>
            <office:change-info>
              <dc:creator>Bob Jacobsen</dc:creator>
              <dc:date>2013-04-06T22:47:00</dc:date>
            </office:change-info>
          </text:insertion>
        </text:changed-region>
        <text:changed-region xml:id="ct754910000" text:id="ct754910000">
          <text:insertion>
            <office:change-info>
              <dc:creator>Bob Jacobsen</dc:creator>
              <dc:date>2013-04-06T22:49:00</dc:date>
            </office:change-info>
          </text:insertion>
        </text:changed-region>
        <text:changed-region xml:id="ct486625552" text:id="ct486625552">
          <text:insertion>
            <office:change-info>
              <dc:creator>Bob Jacobsen</dc:creator>
              <dc:date>2013-04-06T22:54:00</dc:date>
            </office:change-info>
          </text:insertion>
        </text:changed-region>
        <text:changed-region xml:id="ct486942000" text:id="ct486942000">
          <text:insertion>
            <office:change-info>
              <dc:creator>Bob Jacobsen</dc:creator>
              <dc:date>2013-04-06T22:55:00</dc:date>
            </office:change-info>
          </text:insertion>
        </text:changed-region>
        <text:changed-region xml:id="ct486692528" text:id="ct486692528">
          <text:insertion>
            <office:change-info>
              <dc:creator>Bob Jacobsen</dc:creator>
              <dc:date>2013-04-06T22:57:00</dc:date>
            </office:change-info>
          </text:insertion>
        </text:changed-region>
        <text:changed-region xml:id="ct507761904" text:id="ct507761904">
          <text:insertion>
            <office:change-info>
              <dc:creator>Bob Jacobsen</dc:creator>
              <dc:date>2013-04-07T10:29:00</dc:date>
            </office:change-info>
          </text:insertion>
        </text:changed-region>
        <text:changed-region xml:id="ct514710160" text:id="ct514710160">
          <text:insertion>
            <office:change-info>
              <dc:creator>Bob Jacobsen</dc:creator>
              <dc:date>2013-04-07T10:45:00</dc:date>
            </office:change-info>
          </text:insertion>
        </text:changed-region>
        <text:changed-region xml:id="ct417046304" text:id="ct417046304">
          <text:insertion>
            <office:change-info>
              <dc:creator>Bob Jacobsen</dc:creator>
              <dc:date>2013-04-07T10:46:00</dc:date>
            </office:change-info>
          </text:insertion>
        </text:changed-region>
        <text:changed-region xml:id="ct486540496" text:id="ct486540496">
          <text:insertion>
            <office:change-info>
              <dc:creator>Bob Jacobsen</dc:creator>
              <dc:date>2013-04-06T22:58:00</dc:date>
            </office:change-info>
          </text:insertion>
        </text:changed-region>
        <text:changed-region xml:id="ct487068512" text:id="ct487068512">
          <text:insertion>
            <office:change-info>
              <dc:creator>Bob Jacobsen</dc:creator>
              <dc:date>2013-04-06T22:59:00</dc:date>
            </office:change-info>
          </text:insertion>
        </text:changed-region>
        <text:changed-region xml:id="ct754761968" text:id="ct754761968">
          <text:insertion>
            <office:change-info>
              <dc:creator>Bob Jacobsen</dc:creator>
              <dc:date>2013-04-06T23:00:00</dc:date>
            </office:change-info>
          </text:insertion>
        </text:changed-region>
        <text:changed-region xml:id="ct514408000" text:id="ct514408000">
          <text:insertion>
            <office:change-info>
              <dc:creator>Bob Jacobsen</dc:creator>
              <dc:date>2013-04-07T10:30:00</dc:date>
            </office:change-info>
          </text:insertion>
        </text:changed-region>
        <text:changed-region xml:id="ct416985008" text:id="ct416985008">
          <text:deletion>
            <office:change-info>
              <dc:creator>Bob Jacobsen</dc:creator>
              <dc:date>2013-04-07T10:30:00</dc:date>
            </office:change-info>
            <text:p text:style-name="P1">d</text:p>
          </text:deletion>
        </text:changed-region>
        <text:changed-region xml:id="ct758132608" text:id="ct758132608">
          <text:insertion>
            <office:change-info>
              <dc:creator>Bob Jacobsen</dc:creator>
              <dc:date>2013-04-07T10:30:00</dc:date>
            </office:change-info>
          </text:insertion>
        </text:changed-region>
        <text:changed-region xml:id="ct722235952" text:id="ct722235952">
          <text:deletion>
            <office:change-info>
              <dc:creator>Bob Jacobsen</dc:creator>
              <dc:date>2013-04-07T10:30:00</dc:date>
            </office:change-info>
            <text:p text:style-name="P1"><text:s/>to set their time</text:p>
          </text:deletion>
        </text:changed-region>
        <text:changed-region xml:id="ct507738352" text:id="ct507738352">
          <text:insertion>
            <office:change-info>
              <dc:creator>Bob Jacobsen</dc:creator>
              <dc:date>2013-04-07T10:30:00</dc:date>
            </office:change-info>
          </text:insertion>
        </text:changed-region>
        <text:changed-region xml:id="ct721878256" text:id="ct721878256">
          <text:deletion>
            <office:change-info>
              <dc:creator>Bob Jacobsen</dc:creator>
              <dc:date>2013-04-07T10:38:00</dc:date>
            </office:change-info>
            <text:p text:style-name="P1">s</text:p>
          </text:deletion>
        </text:changed-region>
        <text:changed-region xml:id="ct417023632" text:id="ct417023632">
          <text:insertion>
            <office:change-info>
              <dc:creator>Bob Jacobsen</dc:creator>
              <dc:date>2013-04-07T10:38:00</dc:date>
            </office:change-info>
          </text:insertion>
        </text:changed-region>
        <text:changed-region xml:id="ct721964864" text:id="ct721964864">
          <text:deletion>
            <office:change-info>
              <dc:creator>Bob Jacobsen</dc:creator>
              <dc:date>2013-04-07T10:03:00</dc:date>
            </office:change-info>
            <text:p text:style-name="P2">This</text:p>
          </text:deletion>
        </text:changed-region>
        <text:changed-region xml:id="ct721708704" text:id="ct721708704">
          <text:insertion>
            <office:change-info>
              <dc:creator>Bob Jacobsen</dc:creator>
              <dc:date>2013-04-07T10:03:00</dc:date>
            </office:change-info>
          </text:insertion>
        </text:changed-region>
        <text:changed-region xml:id="ct175470464" text:id="ct175470464">
          <text:insertion>
            <office:change-info>
              <dc:creator>Bob Jacobsen</dc:creator>
              <dc:date>2013-04-07T10:04:00</dc:date>
            </office:change-info>
          </text:insertion>
        </text:changed-region>
        <text:changed-region xml:id="ct175470560" text:id="ct175470560">
          <text:deletion>
            <office:change-info>
              <dc:creator>Bob Jacobsen</dc:creator>
              <dc:date>2013-04-07T10:04:00</dc:date>
            </office:change-info>
            <text:p text:style-name="P2">s</text:p>
          </text:deletion>
        </text:changed-region>
        <text:changed-region xml:id="ct508539264" text:id="ct508539264">
          <text:insertion>
            <office:change-info>
              <dc:creator>Bob Jacobsen</dc:creator>
              <dc:date>2013-04-07T10:04:00</dc:date>
            </office:change-info>
          </text:insertion>
        </text:changed-region>
        <text:changed-region xml:id="ct721717600" text:id="ct721717600">
          <text:deletion>
            <office:change-info>
              <dc:creator>Bob Jacobsen</dc:creator>
              <dc:date>2013-04-06T23:27:00</dc:date>
            </office:change-info>
            <text:p text:style-name="P3">s.</text:p>
          </text:deletion>
        </text:changed-region>
        <text:changed-region xml:id="ct721719024" text:id="ct721719024">
          <text:insertion>
            <office:change-info>
              <dc:creator>Bob Jacobsen</dc:creator>
              <dc:date>2013-04-06T23:27:00</dc:date>
            </office:change-info>
          </text:insertion>
        </text:changed-region>
        <text:changed-region xml:id="ct721718016" text:id="ct721718016">
          <text:insertion>
            <office:change-info>
              <dc:creator>Bob Jacobsen</dc:creator>
              <dc:date>2013-04-06T23:28:00</dc:date>
            </office:change-info>
          </text:insertion>
        </text:changed-region>
        <text:changed-region xml:id="ct721717728" text:id="ct721717728">
          <text:deletion>
            <office:change-info>
              <dc:creator>Bob Jacobsen</dc:creator>
              <dc:date>2013-04-06T23:28:00</dc:date>
            </office:change-info>
            <text:p text:style-name="Standard">This section will go directly into the Technical Note.</text:p>
            <text:p text:style-name="Standard"/>
          </text:deletion>
        </text:changed-region>
        <text:changed-region xml:id="ct721713888" text:id="ct721713888">
          <text:deletion>
            <office:change-info>
              <dc:creator>Bob Jacobsen</dc:creator>
              <dc:date>2013-04-06T23:28:00</dc:date>
            </office:change-info>
            <text:p text:style-name="Standard">PIP</text:p>
          </text:deletion>
        </text:changed-region>
        <text:changed-region xml:id="ct721710624" text:id="ct721710624">
          <text:insertion>
            <office:change-info>
              <dc:creator>Bob Jacobsen</dc:creator>
              <dc:date>2013-04-06T23:28:00</dc:date>
            </office:change-info>
          </text:insertion>
        </text:changed-region>
        <text:changed-region xml:id="ct721710720" text:id="ct721710720">
          <text:insertion>
            <office:change-info>
              <dc:creator>Bob Jacobsen</dc:creator>
              <dc:date>2013-04-06T23:29:00</dc:date>
            </office:change-info>
          </text:insertion>
        </text:changed-region>
        <text:changed-region xml:id="ct721710816" text:id="ct721710816">
          <text:deletion>
            <office:change-info>
              <dc:creator>Bob Jacobsen</dc:creator>
              <dc:date>2013-04-06T23:29:00</dc:date>
            </office:change-info>
            <text:p text:style-name="Standard">Perhaps it should be added to the PIP mechanism to make it unambiguous that the node manufacturer intends this to be supported, trigger automated tests, etc.</text:p>
          </text:deletion>
        </text:changed-region>
        <text:changed-region xml:id="ct721719424" text:id="ct721719424">
          <text:deletion>
            <office:change-info>
              <dc:creator>Bob Jacobsen</dc:creator>
              <dc:date>2013-04-06T21:57:00</dc:date>
            </office:change-info>
            <text:h text:style-name="Heading_20_2" text:outline-level="2">s</text:h>
          </text:deletion>
        </text:changed-region>
        <text:changed-region xml:id="ct721719520" text:id="ct721719520">
          <text:insertion>
            <office:change-info>
              <dc:creator>Bob Jacobsen</dc:creator>
              <dc:date>2013-04-06T21:57:00</dc:date>
            </office:change-info>
          </text:insertion>
        </text:changed-region>
        <text:changed-region xml:id="ct721538272" text:id="ct721538272">
          <text:insertion>
            <office:change-info>
              <dc:creator>Bob Jacobsen</dc:creator>
              <dc:date>2013-04-07T10:33:00</dc:date>
            </office:change-info>
          </text:insertion>
        </text:changed-region>
        <text:changed-region xml:id="ct719663408" text:id="ct719663408">
          <text:insertion>
            <office:change-info>
              <dc:creator>Bob Jacobsen</dc:creator>
              <dc:date>2013-04-07T10:33:00</dc:date>
            </office:change-info>
          </text:insertion>
        </text:changed-region>
        <text:changed-region xml:id="ct758894960" text:id="ct758894960">
          <text:insertion>
            <office:change-info>
              <dc:creator>Bob Jacobsen</dc:creator>
              <dc:date>2013-04-07T10:34:00</dc:date>
            </office:change-info>
          </text:insertion>
        </text:changed-region>
        <text:changed-region xml:id="ct508031328" text:id="ct508031328">
          <text:deletion>
            <office:change-info>
              <dc:creator>Bob Jacobsen</dc:creator>
              <dc:date>2013-04-06T23:36:00</dc:date>
            </office:change-info>
            <text:p text:style-name="Standard">Node IDs</text:p>
          </text:deletion>
        </text:changed-region>
        <text:changed-region xml:id="ct722199008" text:id="ct722199008">
          <text:insertion>
            <office:change-info>
              <dc:creator>Bob Jacobsen</dc:creator>
              <dc:date>2013-04-06T23:36:00</dc:date>
            </office:change-info>
          </text:insertion>
        </text:changed-region>
        <text:changed-region xml:id="ct721719120" text:id="ct721719120">
          <text:insertion>
            <office:change-info>
              <dc:creator>Bob Jacobsen</dc:creator>
              <dc:date>2013-04-06T21:58:00</dc:date>
            </office:change-info>
          </text:insertion>
        </text:changed-region>
        <text:changed-region xml:id="ct507738512" text:id="ct507738512">
          <text:deletion>
            <office:change-info>
              <dc:creator>Bob Jacobsen</dc:creator>
              <dc:date>2013-04-06T21:57:00</dc:date>
            </office:change-info>
            <text:p text:style-name="Standard"><text:s/></text:p>
          </text:deletion>
        </text:changed-region>
        <text:changed-region xml:id="ct721719216" text:id="ct721719216">
          <text:insertion>
            <office:change-info>
              <dc:creator>Bob Jacobsen</dc:creator>
              <dc:date>2013-04-06T21:57:00</dc:date>
            </office:change-info>
          </text:insertion>
        </text:changed-region>
        <text:changed-region xml:id="ct721719312" text:id="ct721719312">
          <text:insertion>
            <office:change-info>
              <dc:creator>Bob Jacobsen</dc:creator>
              <dc:date>2013-04-06T21:58:00</dc:date>
            </office:change-info>
          </text:insertion>
        </text:changed-region>
        <text:changed-region xml:id="ct722280880" text:id="ct722280880">
          <text:insertion>
            <office:change-info>
              <dc:creator>Bob Jacobsen</dc:creator>
              <dc:date>2013-04-07T10:34:00</dc:date>
            </office:change-info>
          </text:insertion>
        </text:changed-region>
        <text:changed-region xml:id="ct758794400" text:id="ct758794400">
          <text:insertion>
            <office:change-info>
              <dc:creator>Bob Jacobsen</dc:creator>
              <dc:date>2013-04-07T10:34:00</dc:date>
            </office:change-info>
          </text:insertion>
        </text:changed-region>
        <text:changed-region xml:id="ct758258512" text:id="ct758258512">
          <text:deletion>
            <office:change-info>
              <dc:creator>Bob Jacobsen</dc:creator>
              <dc:date>2013-04-07T10:34:00</dc:date>
            </office:change-info>
            <text:p text:style-name="Standard">that</text:p>
          </text:deletion>
        </text:changed-region>
        <text:changed-region xml:id="ct466511568" text:id="ct466511568">
          <text:insertion>
            <office:change-info>
              <dc:creator>Bob Jacobsen</dc:creator>
              <dc:date>2013-04-07T10:34:00</dc:date>
            </office:change-info>
          </text:insertion>
        </text:changed-region>
        <text:changed-region xml:id="ct759078352" text:id="ct759078352">
          <text:insertion>
            <office:change-info>
              <dc:creator>Bob Jacobsen</dc:creator>
              <dc:date>2013-04-07T10:34:00</dc:date>
            </office:change-info>
          </text:insertion>
        </text:changed-region>
        <text:changed-region xml:id="ct721809408" text:id="ct721809408">
          <text:insertion>
            <office:change-info>
              <dc:creator>Bob Jacobsen</dc:creator>
              <dc:date>2013-04-07T10:35:00</dc:date>
            </office:change-info>
          </text:insertion>
        </text:changed-region>
        <text:changed-region xml:id="ct416492624" text:id="ct416492624">
          <text:deletion>
            <office:change-info>
              <dc:creator>Bob Jacobsen</dc:creator>
              <dc:date>2013-04-07T10:35:00</dc:date>
            </office:change-info>
            <text:p text:style-name="Standard">produced</text:p>
          </text:deletion>
        </text:changed-region>
        <text:changed-region xml:id="ct758792288" text:id="ct758792288">
          <text:insertion>
            <office:change-info>
              <dc:creator>Bob Jacobsen</dc:creator>
              <dc:date>2013-04-07T10:35:00</dc:date>
            </office:change-info>
          </text:insertion>
        </text:changed-region>
        <text:changed-region xml:id="ct720492736" text:id="ct720492736">
          <text:insertion>
            <office:change-info>
              <dc:creator>Bob Jacobsen</dc:creator>
              <dc:date>2013-04-07T10:35:00</dc:date>
            </office:change-info>
          </text:insertion>
        </text:changed-region>
        <text:changed-region xml:id="ct486172160" text:id="ct486172160">
          <text:insertion>
            <office:change-info>
              <dc:creator>Bob Jacobsen</dc:creator>
              <dc:date>2013-04-07T10:36:00</dc:date>
            </office:change-info>
          </text:insertion>
        </text:changed-region>
        <text:changed-region xml:id="ct721988192" text:id="ct721988192">
          <text:insertion>
            <office:change-info>
              <dc:creator>Bob Jacobsen</dc:creator>
              <dc:date>2013-04-06T23:39:00</dc:date>
            </office:change-info>
          </text:insertion>
        </text:changed-region>
        <text:changed-region xml:id="ct721739168" text:id="ct721739168">
          <text:deletion>
            <office:change-info>
              <dc:creator>Bob Jacobsen</dc:creator>
              <dc:date>2013-04-06T23:40:00</dc:date>
            </office:change-info>
            <text:p text:style-name="Standard">some other </text:p>
          </text:deletion>
        </text:changed-region>
        <text:changed-region xml:id="ct721988288" text:id="ct721988288">
          <text:insertion>
            <office:change-info>
              <dc:creator>Bob Jacobsen</dc:creator>
              <dc:date>2013-04-06T23:40:00</dc:date>
            </office:change-info>
          </text:insertion>
        </text:changed-region>
        <text:changed-region xml:id="ct721987888" text:id="ct721987888">
          <text:insertion>
            <office:change-info>
              <dc:creator>Bob Jacobsen</dc:creator>
              <dc:date>2013-04-06T23:40:00</dc:date>
            </office:change-info>
          </text:insertion>
        </text:changed-region>
        <text:changed-region xml:id="ct722200432" text:id="ct722200432">
          <text:insertion>
            <office:change-info>
              <dc:creator>Bob Jacobsen</dc:creator>
              <dc:date>2013-04-06T23:40:00</dc:date>
            </office:change-info>
          </text:insertion>
        </text:changed-region>
        <text:changed-region xml:id="ct466065264" text:id="ct466065264">
          <text:insertion>
            <office:change-info>
              <dc:creator>Bob Jacobsen</dc:creator>
              <dc:date>2013-04-07T10:37:00</dc:date>
            </office:change-info>
          </text:insertion>
        </text:changed-region>
        <text:changed-region xml:id="ct507739408" text:id="ct507739408">
          <text:insertion>
            <office:change-info>
              <dc:creator>Bob Jacobsen</dc:creator>
              <dc:date>2013-04-06T21:10:00</dc:date>
            </office:change-info>
          </text:insertion>
        </text:changed-region>
        <text:changed-region xml:id="ct507739504" text:id="ct507739504">
          <text:insertion>
            <office:change-info>
              <dc:creator>Bob Jacobsen</dc:creator>
              <dc:date>2013-04-06T21:09:00</dc:date>
            </office:change-info>
          </text:insertion>
        </text:changed-region>
        <text:changed-region xml:id="ct486208512" text:id="ct486208512">
          <text:deletion>
            <office:change-info>
              <dc:creator>Bob Jacobsen</dc:creator>
              <dc:date>2013-04-06T21:10:00</dc:date>
            </office:change-info>
            <text:p text:style-name="Text_20_body"/>
            <text:p text:style-name="Text_20_body">A denser format would be 5 bits hour, 6 bits minutes, 6 bits seconds all put consecutively, instead of in separate bytes. <text:s/>That still takes three bytes, but keeps the seven spare bits together.</text:p>
          </text:deletion>
        </text:changed-region>
        <text:changed-region xml:id="ct721990064" text:id="ct721990064">
          <text:deletion>
            <office:change-info>
              <dc:creator>Bob Jacobsen</dc:creator>
              <dc:date>2013-04-06T21:11:00</dc:date>
            </office:change-info>
            <text:p text:style-name="P4">.</text:p>
          </text:deletion>
        </text:changed-region>
        <text:changed-region xml:id="ct721646016" text:id="ct721646016">
          <text:insertion>
            <office:change-info>
              <dc:creator>Bob Jacobsen</dc:creator>
              <dc:date>2013-04-06T21:11:00</dc:date>
            </office:change-info>
          </text:insertion>
        </text:changed-region>
        <text:changed-region xml:id="ct721646272" text:id="ct721646272">
          <text:deletion>
            <office:change-info>
              <dc:creator>Bob Jacobsen</dc:creator>
              <dc:date>2013-04-06T21:11:00</dc:date>
            </office:change-info>
            <text:p text:style-name="P4"><text:s/>Using received time is much simpler, and the smallest time commonly used by fast clocks is the second. Since OpenLCB networks can handle 3-4 messages/second for a fast clock with second resolution, it seems simplest to just broadcast the seconds.</text:p>
          </text:deletion>
        </text:changed-region>
        <text:changed-region xml:id="ct507739600" text:id="ct507739600">
          <text:deletion>
            <office:change-info>
              <dc:creator>Bob Jacobsen</dc:creator>
              <dc:date>2013-04-06T21:11:00</dc:date>
            </office:change-info>
            <text:p text:style-name="P4">Event identification</text:p>
          </text:deletion>
        </text:changed-region>
        <text:changed-region xml:id="ct721990560" text:id="ct721990560">
          <text:insertion>
            <office:change-info>
              <dc:creator>Bob Jacobsen</dc:creator>
              <dc:date>2013-04-06T23:29:00</dc:date>
            </office:change-info>
          </text:insertion>
        </text:changed-region>
        <text:changed-region xml:id="ct79178304" text:id="ct79178304">
          <text:insertion>
            <office:change-info>
              <dc:creator>Bob Jacobsen</dc:creator>
              <dc:date>2013-04-06T21:11:00</dc:date>
            </office:change-info>
          </text:insertion>
        </text:changed-region>
        <text:changed-region xml:id="ct754467792" text:id="ct754467792">
          <text:insertion>
            <office:change-info>
              <dc:creator>Bob Jacobsen</dc:creator>
              <dc:date>2013-04-06T21:12:00</dc:date>
            </office:change-info>
          </text:insertion>
        </text:changed-region>
        <text:changed-region xml:id="ct754822256" text:id="ct754822256">
          <text:insertion>
            <office:change-info>
              <dc:creator>Bob Jacobsen</dc:creator>
              <dc:date>2013-04-06T21:13:00</dc:date>
            </office:change-info>
          </text:insertion>
        </text:changed-region>
        <text:changed-region xml:id="ct78733600" text:id="ct78733600">
          <text:insertion>
            <office:change-info>
              <dc:creator>Bob Jacobsen</dc:creator>
              <dc:date>2013-04-06T21:14:00</dc:date>
            </office:change-info>
          </text:insertion>
        </text:changed-region>
        <text:changed-region xml:id="ct486938112" text:id="ct486938112">
          <text:insertion>
            <office:change-info>
              <dc:creator>Bob Jacobsen</dc:creator>
              <dc:date>2013-04-06T23:37:00</dc:date>
            </office:change-info>
          </text:insertion>
        </text:changed-region>
        <text:changed-region xml:id="ct487055664" text:id="ct487055664">
          <text:insertion>
            <office:change-info>
              <dc:creator>Bob Jacobsen</dc:creator>
              <dc:date>2013-04-06T23: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troduction</text:h>
      <text:p text:style-name="Standard">Model railroad layouts sometime have their own time displayed via visible clocks that people refer to when operating the layout. <text:s/>These might display a different time of day from the current real clock time, so that an evening train can be run during the day. <text:s/>They might run at a different rate, so that the shorter distances of the model are covered by a train in the right number of “fast minutes”.</text:p>
      <text:p text:style-name="Standard">Layouts that have multiple clock faces might want to synchronize them by running them from a single time generator. <text:s/>OpenLCB should provide a way to do that over existing OpenLCB infrastructure.</text:p>
      <text:p text:style-name="Standard">Producer/Consumer events, one per second or minute, could certainly meet this need. <text:s/>Since event IDs are arbitrary, in the absence of any other support, the clocks would have to have 24*60 or 24*60*60 separate event IDs configured between clock time producers and consumers. <text:s/>This is untenable. <text:s/>Hence, the primary reason for this Standard is to create well-defined <text:span text:style-name="T4">ranges</text:span> of event IDs that can be used to represent time for driving clock displays.</text:p>
      <text:p text:style-name="Standard">A secondary purpose is to allow producers on the layout to control the clock operation by producing certain events.</text:p>
      <text:p text:style-name="Standard">A tertiary purpose is to allow other consumers on <text:span text:style-name="T5">the</text:span> layout to be controlled via the time signal by interpreting the events or event ranges specified here. <text:s/>Not all timing-related purposes will be met by the contents of <text:span text:style-name="T5">this Standard, and other ways of handling timing formation will be needed for those.</text:span></text:p>
      <text:h text:style-name="Heading_20_2" text:outline-level="2">Served use cases</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is distributed around the layout. <text:s/>It starts and stops independently of the fast clock. </text:p>
      <text:p text:style-name="Standard">A node connected to model building lights turns them on and off at specific fast-clock times. A control for lights or ventilation can turn it on and off at specific wall-clock times.</text:p>
      <text:p text:style-name="Standard">Time acts in multiple ways:</text:p>
      <text:list xml:id="list3805388284086367924" text:style-name="L1">
        <text:list-item>
          <text:p text:style-name="P27">Action at a specific time: “The bell rings at noon”</text:p>
        </text:list-item>
        <text:list-item>
          <text:p text:style-name="P27">Condition during an interval: “The porch light should be on from 5PM to midnight”</text:p>
        </text:list-item>
        <text:list-item>
          <text:p text:style-name="P27"><text:soft-page-break/>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s/>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Unserved use cases</text:h>
      <text:p text:style-name="Standard"><text:change-start text:change-id="ct721963552"/>This Standard does not completely solve the use cases in this section.</text:p>
      <text:p text:style-name="Standard"><text:change-end text:change-id="ct721963552"/>The model building lights turn on and off only a few seconds apart<text:change text:change-id="ct721964640"/><text:change-start text:change-id="ct721963408"/>: <text:change-end text:change-id="ct721963408"/>this proposal is for minute-granularity timing. <text:s/>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5">in the</text:span> use case above, can be done in several ways<text:change-start text:change-id="ct721965072"/>, none of which cover all needs<text:change-end text:change-id="ct721965072"/>:</text:p>
      <text:list xml:id="list500489267095237921" text:style-name="L2">
        <text:list-item>
          <text:p text:style-name="P28">By rapidly stepping through the intervening minutes. <text:s/>This will ensure that e.g. a light that turns on at 14:00 and off at 18:00 will properly be on when the sequence restarts at 17:00. <text:s/>But it will also cause the church bell that's scheduled to strike at 08:00 and 12:00 to ring between “20:00” and “17:00”.</text:p>
        </text:list-item>
        <text:list-item>
          <text:p text:style-name="P28">By going directly to 17:00. <text:s/>This will skip ringing the church bells in the point above, but might not get the state at 17:00 correct. The state can be addressed by optionally producing the necessary events as part of going directly<text:change text:change-id="ct722078336"/><text:change-start text:change-id="ct722077792"/>, but it's not possible to automatically which events are consumed for state changes (light on), and which for instantaneous <text:change-end text:change-id="ct722077792"/><text:change-start text:change-id="ct722078448"/>occurrences (toll bell).<text:change-end text:change-id="ct722078448"/></text:p>
        </text:list-item>
      </text:list>
      <text:p text:style-name="Standard">Layout lights execute a pattern that's different when the modeled day is Monday vs Saturday<text:change text:change-id="ct722078208"/><text:change-start text:change-id="ct721706544"/>: <text:change-end text:change-id="ct721706544"/>Day of week, or calendar date in general, does not result in different events being produced. <text:s/>This use case should be solved the regular producer-consumer techniques and a smarter scheduler to produce the appropriate events.</text:p>
      <text:h text:style-name="Heading_20_1" text:outline-level="1">Annotations to the Standard</text:h>
      <text:h text:style-name="Heading_20_2" text:outline-level="2">Introduction</text:h>
      <text:p text:style-name="Standard">Note that this section of the Standard is informative, not normative.<text:change-start text:change-id="ct721706848"/></text:p>
      <text:p text:style-name="Standard"><text:soft-page-break/>Clock events are produced by a clock generator, and consumed by clock faces and other devices that want information about time. The events themselves are called “clock events”, as they carry information ab<text:change-end text:change-id="ct721706848"/><text:change-start text:change-id="ct721707248"/>out the current clock time.<text:change-end text:change-id="ct721707248"/></text:p>
      <text:h text:style-name="Heading_20_2" text:outline-level="2">Intended Use</text:h>
      <text:p text:style-name="Standard">Note that this section of the Standard is informative, not normative.</text:p>
      <text:h text:style-name="Heading_20_2" text:outline-level="2">Reference and Context</text:h>
      <text:h text:style-name="Heading_20_2" text:outline-level="2">Message Formats<text:change-start text:change-id="ct721706944"/></text:h>
      <text:p text:style-name="Standard">The upper parts can be separated into well-known “public” ones, and self-allocated <text:change-end text:change-id="ct721706944"/><text:change-start text:change-id="ct175889056"/>“private” ones. <text:s/>Much of the first part of this section is to ensure that the self-allocated upper parts result in unique event IDs that cannot inadvertently collide.<text:change-end text:change-id="ct175889056"/><text:change-start text:change-id="ct507821392"/></text:p>
      <text:p text:style-name="Standard">The “Default Fast Clock”, “Default Real-Time Clock”, “Alternate Clock 1”, and “Alternate Clock 2” terms are not further defined in the Standard.<text:change-end text:change-id="ct507821392"/><text:change-start text:change-id="ct721707072"/> <text:s/>They have no operational effect. They're provided to make it easier for a clock face manufacturer to set up the clock face node to automatically find the default fast clock generator, without user involvement, when attached to an OpenLCB installation. <text:s/><text:change-end text:change-id="ct721707072"/><text:change-start text:change-id="ct721708544"/>One fast clock system is expected to be the most common installation, and this makes it very convenient for <text:span text:style-name="T5">the</text:span> user.<text:change-end text:change-id="ct721708544"/><text:change-start text:change-id="ct721708336"/></text:p>
      <text:p text:style-name="P2">The values are packed into two bytes to make it easier to allocate the unique “Specific Upper Part” by using an OpenLCB unique ID.<text:change-end text:change-id="ct721708336"/><text:change-start text:change-id="ct721707968"/></text:p>
      <text:h text:style-name="Heading_20_3" text:outline-level="3">Set/Report Time Event ID</text:h>
      <text:h text:style-name="Heading_20_3" text:outline-level="3">Set/Report Date Event ID</text:h>
      <text:h text:style-name="Heading_20_3" text:outline-level="3">Set/Report Year Event ID<text:change-end text:change-id="ct721707968"/><text:change-start text:change-id="ct721707552"/></text:h>
      <text:p text:style-name="P2"><text:s/><text:span text:style-name="T10">(It's been proposed that the year instead be in some BCD format, which represents 999 years around some epoch)</text:span><text:change-end text:change-id="ct721707552"/><text:change-start text:change-id="ct721710224"/></text:p>
      <text:h text:style-name="Heading_20_3" text:outline-level="3">Set/Report Rate Event ID</text:h>
      <text:p text:style-name="P4">A rate of zero is valid. The stop/start clock event should be used to stop and start the clock, because that doesn't require resetting, or even knowing, the current rate. </text:p>
      <text:h text:style-name="Heading_20_3" text:outline-level="3">Stop/Start Clock</text:h>
      <text:p text:style-name="P4">Having a separate start/stop mechanism, instead of just setting rate to zero, makes distributed start/stop control easier. There's no need for everybody to remember the current rate while the clock is stopped.<text:change-end text:change-id="ct721710224"/></text:p>
      <text:h text:style-name="Heading_20_2" text:outline-level="2">States <text:change-start text:change-id="ct754565408"/></text:h>
      <text:p text:style-name="Standard"><text:change-end text:change-id="ct754565408"/><text:change-start text:change-id="ct486701840"/>The “independent” in the definition of state<text:change-end text:change-id="ct486701840"/><text:change-start text:change-id="ct754068880"/>s means that clock generators work independently of each other, and don't have linked states.</text:p>
      <text:p text:style-name="Standard">It's up to the node implementor to decide how to implement the<text:change-end text:change-id="ct754068880"/><text:change-start text:change-id="ct754942144"/> internal clock time. It could be an internal time generator of some kind, or linked to some external time reference.<text:change-end text:change-id="ct754942144"/></text:p>
      <text:h text:style-name="Heading_20_2" text:outline-level="2"><text:soft-page-break/>Interactions </text:h>
      <text:p text:style-name="P16"><text:change-start text:change-id="ct754910000"/>The reply to an enquiry about “Delivers Clock Protocol” depends on whether the clock generator is operating, not running. It's operating if it's serving as a clock generator and will produce and consume the appropriate event IDs. This is provided to allow a clock generator to be placed on or removed from an operating layout.</text:p>
      <text:p text:style-name="P16">Status events are not produced while the clock is not running so that it's possible to stop all traffic on the network.</text:p>
      <text:p text:style-name="P19"><text:change-end text:change-id="ct754910000"/>The Set/Report Rate interaction is written in a way that makes options available for e.g. low-bandwidth clocks, see below.<text:change-start text:change-id="ct486625552"/> A simple implementation can just produce them always.<text:change-end text:change-id="ct486625552"/></text:p>
      <text:p text:style-name="P19">Nodes that want the date, e.g. to initialize a display, can ask for the Set/ReportDate event status from the clock-producer node using IdentifyEvents.</text:p>
      <text:p text:style-name="Text_20_body"><text:change-start text:change-id="ct486942000"/>Nodes that receive an event ID that would set the rate, date or year, but do not actually set to the specific value, send an event ID with the value they do set. <text:s/>There may be other consumers listening and tracking the state of the clock, and producing these event IDs keeps all those in synch.</text:p>
      <text:p text:style-name="Text_20_body"><text:change-end text:change-id="ct486942000"/>Note that nodes should not assume that they will receive any time event only once. <text:s/>As time is set, it's possible for a node to receive the current time more than once.<text:change-start text:change-id="ct486692528"/></text:p>
      <text:p text:style-name="Standard"><text:change-end text:change-id="ct486692528"/><text:change-start text:change-id="ct507761904"/>Note that the time is only advertised with minute granularity. <text:s/>If a Set Time is received when the current clock is 20 seconds part the minute, setting the time will set the time to exactly the minute received, with no seconds part. <text:s/></text:p>
      <text:p text:style-name="Standard">It is not expected that it will be routine for clock generators to refuse to set their time, nor that other nodes will attempt to set it <text:span text:style-name="T5">when not allowed to. <text:s/></text:span>If the clock generator node does not change the time the time upon receipt of a Set Time event, it has to produce another Set/Report Time so that all listening nodes know the current minute is still as specified by the clock generator, not the Set Time request. <text:s/>The Standard is silent as to whether the seconds counter inside the clock should be reset to zero at this point.</text:p>
      <text:list xml:id="list7011633675724756849" text:style-name="L6">
        <text:list-item>
          <text:p text:style-name="P36">Not resetting it allows time to move continuously. <text:s/>Nodes have to understand that the time they receive is just to the nearest minute, and not infer that the seconds value associated with a Report Time event will always be zero.</text:p>
        </text:list-item>
        <text:list-item>
          <text:p text:style-name="P36">Resetting it allows other nodes to assume that <text:span text:style-name="T5">the</text:span> seconds value associated with a Report Time event is always zero, at the cost of preventing time from being exactly 60 seconds to a minute always. <text:s/></text:p>
        </text:list-item>
      </text:list>
      <text:p text:style-name="Standard"><text:span text:style-name="T7">In general, fast clocks don't always have 60 seconds to the minute in any case, and the next routine time announcement will be at a zero-seconds count, so neither of these is a critical issue and both are allowed. <text:s/>It's recommended that clocks set when they receive a Set Time event, </text:span><text:span text:style-name="T6">and</text:span><text:span text:style-name="T7"> that nodes not send one unless the network has been configured to allow it.</text:span><text:change-end text:change-id="ct507761904"/><text:change-start text:change-id="ct514710160"/></text:p>
      <text:p text:style-name="Standard"><text:span text:style-name="T7">Some methods of computing fast time can produce discontinuous changes in time when the rate changes, while others do not. If a rate change </text:span><text:change-end text:change-id="ct514710160"/><text:change-start text:change-id="ct417046304"/><text:span text:style-name="T7">results in the time changing, that's a time change that has to result in a Time Report event being produced. </text:span><text:change-end text:change-id="ct417046304"/><text:change-start text:change-id="ct486540496"/></text:p>
      <text:p text:style-name="Text_20_body"><text:soft-page-break/>The complete time, year-date-time, is sent in several events. <text:s/>The Standard does not specify what order these are sent in at midnight or the start of January 1<text:span text:style-name="T11">st</text:span>, only that the updates be sent. Nodes that are using year and date information to do computations should use their own internal state(s) to track the transition from one day to the next.</text:p>
      <text:p text:style-name="Text_20_body">OpenLCB doesn't have latency <text:change-end text:change-id="ct486540496"/><text:change-start text:change-id="ct487068512"/>guarantees, so different nodes may have slightly different ideas of the time. In practice, the differences should be much less than a second for operating OpenLCB installations.<text:change-end text:change-id="ct487068512"/><text:change-start text:change-id="ct754761968"/> <text:change-end text:change-id="ct754761968"/></text:p>
      <text:p text:style-name="P1">Clock generators may also <text:change-start text:change-id="ct514408000"/>set their time in <text:change-end text:change-id="ct514408000"/>respon<text:change text:change-id="ct416985008"/><text:change-start text:change-id="ct758132608"/>se<text:change-end text:change-id="ct758132608"/> to other events<text:change text:change-id="ct722235952"/><text:change-start text:change-id="ct507738352"/>, not specified here<text:change-end text:change-id="ct507738352"/>. <text:s/>For example, to allow slaving of a clock generators events to time events from another clock generator, a clock generator may react to time event IDs with another high six byte<text:change text:change-id="ct721878256"/><text:change-start text:change-id="ct417023632"/> Specific Upper Part<text:change-end text:change-id="ct417023632"/>. <text:s/>How, when, whether to do that is an internal configuration option of the clock generator node, and is not discussed by the Standard.</text:p>
      <text:h text:style-name="Heading_20_3" text:outline-level="3">Event Identification and Reporting</text:h>
      <text:p text:style-name="P2"><text:change text:change-id="ct721964864"/><text:change-start text:change-id="ct721708704"/>The <text:change-end text:change-id="ct721708704"/><text:change-start text:change-id="ct175470464"/>event transfer protocol combines with these event definition to<text:change-end text:change-id="ct175470464"/> let<text:change text:change-id="ct175470560"/> devices rapidly establish information about a clock, even if they don't know it exists. <text:change-start text:change-id="ct508539264"/></text:p>
      <text:p text:style-name="P2"><draw:frame draw:style-name="fr2" draw:name="graphics2" text:anchor-type="paragraph" svg:width="4.6874in" svg:height="4.4453in" draw:z-index="11"><draw:image xlink:href="../mscgen/FindClockWithNodeIdGetTime.png" xlink:type="simple" xlink:show="embed" xlink:actuate="onLoad"/></draw:frame></text:p>
      <text:p text:style-name="P2"><text:change-end text:change-id="ct508539264"/>To find the current clock:</text:p>
      <text:list xml:id="list8318142883802780049" text:style-name="L3">
        <text:list-item>
          <text:p text:style-name="P30">Send a global IdentifyProducers for well-known event ID “Delivers Clock Protocol”</text:p>
        </text:list-item>
        <text:list-item>
          <text:p text:style-name="P30"><text:soft-page-break/>If there's no reply, no clock exists. If there is a reply, extract the source node ID (alias) of the clock producer node and send an IdentifyEvents. <text:s/></text:p>
        </text:list-item>
        <text:list-item>
          <text:p text:style-name="P32">The reply will contain IdentifyProducedEvent messages that show the current clock producer state via their active/valid statu<text:change text:change-id="ct721717600"/><text:change-start text:change-id="ct721719024"/>s, along with IdentifyProducedEvent messages for all other producers on the node.</text:p>
        </text:list-item>
        <text:list-item>
          <text:p text:style-name="P32">Clock events from the four well-known clocks can be identified <text:span text:style-name="T5">by the</text:span> well-known six-byte Specific Upper Part of the event ID. <text:change-end text:change-id="ct721719024"/><text:change-start text:change-id="ct721718016"/>Clock events from clock generators with other Specific Upper Part values must be identified by another means, see “Further Work” section below.<text:change-end text:change-id="ct721718016"/></text:p>
        </text:list-item>
      </text:list>
      <text:h text:style-name="Heading_20_1" text:outline-level="1">Background Information</text:h>
      <text:p text:style-name="Standard"><text:change text:change-id="ct721717728"/>This protocol doesn't appear in <text:change text:change-id="ct721713888"/><text:change-start text:change-id="ct721710624"/>the Pr<text:change-end text:change-id="ct721710624"/><text:change-start text:change-id="ct721710720"/>otocol Identification message<text:change-end text:change-id="ct721710720"/>, because it's totally self-identifying. <text:s/>There's no formal, functional need to check for it. <text:s/>IdentifyProducers can find the clock producer node(s) on the layout. <text:change text:change-id="ct721710816"/></text:p>
      <text:h text:style-name="Heading_20_2" text:outline-level="2">Multiple Clock<text:change text:change-id="ct721719424"/><text:change-start text:change-id="ct721719520"/>s<text:change-end text:change-id="ct721719520"/></text:h>
      <text:p text:style-name="Standard">A user might want multiple clocks, for example a real-time clock <text:change-start text:change-id="ct721538272"/>display <text:change-end text:change-id="ct721538272"/>to show current time, and a fast clock <text:change-start text:change-id="ct719663408"/>displa<text:change-end text:change-id="ct719663408"/><text:change-start text:change-id="ct758894960"/>y <text:change-end text:change-id="ct758894960"/>to show railroad time. </text:p>
      <text:p text:style-name="Standard">The protocol provides for this via multiple clock generators with unique <text:change text:change-id="ct508031328"/><text:change-start text:change-id="ct722199008"/>upper parts in their event IDs<text:change-end text:change-id="ct722199008"/>, but it's up to the user to allocate clock generators and configure the clock producers and consumers to use the proper clock number as part of their event range. <text:change-start text:change-id="ct721719120"/></text:p>
      <text:p text:style-name="Standard"><text:change-end text:change-id="ct721719120"/><text:change text:change-id="ct507738512"/><text:change-start text:change-id="ct721719216"/>Multiple clock generators<text:change-end text:change-id="ct721719216"/><text:change-start text:change-id="ct721719312"/> using the same event ID range will not function properly. The source node IDs in the Producer-Consumer Event Report messages produced by the multiple clocks can help diagnose and correct this.<text:change-end text:change-id="ct721719312"/></text:p>
      <text:h text:style-name="Heading_20_2" text:outline-level="2">Configuration via a simple teach-learn UI</text:h>
      <text:p text:style-name="P4">Blue and Gold configuration does not have to be implemented, perhaps many devices won't, but <text:span text:style-name="T7">important</text:span> to show it can be done. Configuring consumers to react to a particular time event can be done by putting a programming button on the master time producer that sends the learn message for the current clock time.</text:p>
      <text:p text:style-name="P4">Better (more powerful) UIs can<text:span text:style-name="T8"> then use the same underlying teach/learn implementation.</text:span></text:p>
      <text:p text:style-name="P17">To Teach: gold; blue to select: hour, minute, rate; up/down to change; gold</text:p>
      <text:p text:style-name="P17">To nominate: blue, blue; gold to select: h,m,r; up/down; blue</text:p>
      <text:p text:style-name="P18">From the Arduino docs:</text:p>
      <text:p text:style-name="P23">The User Interface (UI) uses the Blue / Gold buttons:</text:p>
      <text:p text:style-name="P22">A (Blue/Gold)+ sequence Sets or Nominates the Time, Rate or Alarms to learn a Teach-event. </text:p>
      <text:p text:style-name="P24">Gold(Blue/Gold)+ sequence sends a Teach-event which includes the event associated with the current-Time, the Rate-, or any of the Alarms.</text:p>
      <text:h text:style-name="Heading_20_2" text:outline-level="2"><text:soft-page-break/>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Change one thing, the association between producing the alarm event and the time that it happens, and all the other nodes will follow without reconfiguration.<text:change-start text:change-id="ct722280880"/> This method is also sometimes called “cueing”.<text:change-end text:change-id="ct722280880"/></text:p>
      <text:p text:style-name="Standard">This protocol does not contain any specific support for alarms<text:change-start text:change-id="ct758794400"/> or cueing<text:change-end text:change-id="ct758794400"/>, because it doesn't need to. <text:s/>Simplicity is important, and the production of alarms can proceed completely independently. Any event ID could be produced by any node, upon receipt of the particular time event, and <text:change text:change-id="ct758258512"/><text:change-start text:change-id="ct466511568"/>the details of that<text:change-end text:change-id="ct466511568"/> do<text:change-start text:change-id="ct759078352"/>es<text:change-end text:change-id="ct759078352"/>n't have to be part of this protocol. An alarm-producer isn't specifically part of the clock producer. It could be anywhere. <text:s/>And no protocol needs to be defined for alarm events, as they're just regular produced events: When <text:change-start text:change-id="ct721809408"/>event <text:change-end text:change-id="ct721809408"/>A is <text:change text:change-id="ct416492624"/><text:change-start text:change-id="ct758792288"/><text:s/>consumed<text:change-end text:change-id="ct758792288"/>, produce B and C. <text:s/>That's a generally-useful thing to have, even for non-time events.</text:p>
      <text:h text:style-name="Heading_20_2" text:outline-level="2">Low-Bandwidth Clock Producers</text:h>
      <text:p text:style-name="Standard">The Standard specifies that only time events <text:span text:style-name="T5">with consumers need to be produced. <text:s/>Clock-producing nodes can use this to reduce the bandwidth used by the clock events, particularly at high rate. <text:s/>The producing node can automatically generate and maintain a list of consumed event IDs, and produce only those.</text:span></text:p>
      <text:p text:style-name="P13">Once the clock-producing node is up and running, it can listen for ConsumerIdentified <text:change-start text:change-id="ct720492736"/>and Co<text:change-end text:change-id="ct720492736"/><text:change-start text:change-id="ct486172160"/>nsumerRangeIdentified <text:change-end text:change-id="ct486172160"/>messages and include any Set/Report Time event IDs seen in its list. Nodes that newly attach or restart will emit these automatically. <text:s/>So long as the clock-producing node isn't marked as a Simple node, these will be forwarded to it.</text:p>
      <text:p text:style-name="P13">The process to find all consumers when the clock-producing node becomes active on an already existing OpenLCB network is similar, it just involves querying the entire network:</text:p>
      <text:list xml:id="list2009083913211234890" text:style-name="L4">
        <text:list-item>
          <text:p text:style-name="P33">Send a Verify Node Global, and construct a list of nodes from the response</text:p>
        </text:list-item>
        <text:list-item>
          <text:p text:style-name="P33">At a suitably metered interval, send a IdentifyEvent to each node.</text:p>
        </text:list-item>
        <text:list-item>
          <text:p text:style-name="P33">Construct the list of consumed event IDs from the response.</text:p>
        </text:list-item>
      </text:list>
      <text:p text:style-name="P13">There is currently no support to do a network-parallel query such as “Identify All Consumers of Event IDs in the following Range” due to buffer-management and network-load-scaling issues with it.</text:p>
      <text:h text:style-name="Heading_20_2" text:outline-level="2">Slaving Clock Generators</text:h>
      <text:p text:style-name="Standard">For <text:change-start text:change-id="ct721988192"/>some <text:change-end text:change-id="ct721988192"/>modular layout use cases (still being identified), it's useful to have the time events be created in synch with <text:change text:change-id="ct721739168"/><text:change-start text:change-id="ct721988288"/>a local modular <text:change-end text:change-id="ct721988288"/>clock generator. <text:s/>For example, a modular segment has a clock generator and multiple nodes that are configured to <text:span text:style-name="T5">together</text:span> do complex automation. <text:s/>You want to include it in a larger modular layout without having to reconfigure this. <text:s/></text:p>
      <text:p text:style-name="Standard">One way to do that is to slave the modular clock generator to another master clock generator, so that the master clock generator controls and specifies the time, and the modular clock generator produces its own events to represent that time. <text:s/>The consuming nodes then act on the modular clock events they are configured with.</text:p>
      <text:p text:style-name="Standard"><text:soft-page-break/>Operationally, this slaving consists of reissuing the events with different top-end bytes, translating the top-end bytes from the master clock generator<text:change-start text:change-id="ct721987888"/>'<text:change-end text:change-id="ct721987888"/>s values to the slaved modular clock generator<text:change-start text:change-id="ct722200432"/>'s<text:change-end text:change-id="ct722200432"/> values.</text:p>
      <text:p text:style-name="Standard">Mechanically, this can be done by having a mode in the clock generator node that does this, having a gateway onto the modular OpenLCB segment that does the translation (and removing the original modular clock generator), <text:change-start text:change-id="ct466065264"/>using a node that can do alarms/cueing for <text:span text:style-name="T5">the</text:span> needed events, <text:change-end text:change-id="ct466065264"/>or some other mechanism. <text:s/>The standard is about protocol, not implementation, and so is silent about this.</text:p>
      <text:p text:style-name="Standard">If a modular clock generator is to be configured to follow some other clock event range, that raises the question of how to do it. <text:s/>The Standard is silent about this too, but it's <text:span text:style-name="T5">important</text:span> that there be a way to do it within the Standard. <text:s/>Choices include:</text:p>
      <text:list xml:id="list3111422666444799608" text:style-name="L5">
        <text:list-item>
          <text:p text:style-name="P35">Configure it via the memory configuration protocol to listen for a particular value of the top bytes.</text:p>
        </text:list-item>
        <text:list-item>
          <text:p text:style-name="P35">Many layouts just have one clock generator. If that's true, a button on the clock that says “Slave to master” will get the right one. If there's more than one, pushing that button could just go to the next one.</text:p>
        </text:list-item>
        <text:list-item>
          <text:p text:style-name="P34">Use teach/learn or blue/gold to teach an event from the master clock, or some producer or consumer of the master clock, to the slave. <text:s/>For example, if there's a master “clock stop” button, teach that to the slave so that it knows that's the range to listen to. <text:s/>This can be done even if there are multiple clocks operating on the layout.</text:p>
        </text:list-item>
      </text:list>
      <text:h text:style-name="Heading_20_2" text:outline-level="2">History and Numerology</text:h>
      <text:p text:style-name="Text_20_body">There are slightly <text:span text:style-name="T4">more</text:span> than 2<text:span text:style-name="T9">16</text:span> seconds in a day, and just <text:span text:style-name="T4">less</text:span> than 2<text:span text:style-name="T9">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text:s/>A 10 minute fast 24 hour cycle is 144 messages per second, more than 15% of CAN bandwidth. Even faster rates, for example to do a fast recycle to prepare for a new sequence, would clearly saturate the bus. <text:s/><text:change-start text:change-id="ct507739408"/>Sparse clocks would help with this, but are significantly more complex for the clock generator, <text:span text:style-name="T7">which</text:span> may need a lot of event storage to keep rates low. <text:change-end text:change-id="ct507739408"/>This has led to the choice of minute events, with seconds reserved for possible future consideration.<text:change-start text:change-id="ct507739504"/> <text:change-end text:change-id="ct507739504"/><text:change text:change-id="ct486208512"/></text:p>
      <text:p text:style-name="P4">Commands to change the run/stop state and clock rate are broadcast as separate events. That's better than coding them in the time events themselves, because if e.g. rate was separate bits in the event, simple nodes could not be configured to recognize specific times<text:change text:change-id="ct721990064"/><text:change-start text:change-id="ct721646016"/> of the day.<text:change-end text:change-id="ct721646016"/></text:p>
      <text:p text:style-name="P4">We're not sending events-with-only-minutes, or -only-seconds. <text:s/>Those make it easy to do something once a minute or once a second via consumer, but those are not to the only interesting intervals: <text:s/>Just do the calculation.</text:p>
      <text:p text:style-name="P4">Regardless of whether the clock sends seconds or minutes, small times can be maintained via a local timebase synched to the time broadcast and the rate messages. <text:s/>There's a limit to how precise this can be, but it is probably worth a factor of 10 and perhaps 100 in resolution. <text:change text:change-id="ct721646272"/></text:p>
      <text:h text:style-name="Heading_20_1" text:outline-level="1"><text:soft-page-break/>Future Work</text:h>
      <text:p text:style-name="P4"><text:change text:change-id="ct507739600"/><text:change-start text:change-id="ct721990560"/>Perhaps this should be added to the Protocol Identification mechanism to make it unambiguous that the node manufacturer intends this to be supported, trigger automated tests, etc.</text:p>
      <text:p text:style-name="P4"><text:change-end text:change-id="ct721990560"/><text:change-start text:change-id="ct79178304"/>There is no fully-rel<text:change-end text:change-id="ct79178304"/><text:change-start text:change-id="ct754467792"/>iable solution to finding time event IDs with a non-common upper part. A node that produces its own time events can be found by ask<text:change-end text:change-id="ct754467792"/><text:change-start text:change-id="ct754822256"/>ing for producers of the “Delivers Clock Protocol” event. <text:s/>The clock events will then appear in the set of ProducerIdentified and ProducerRangeIdentified replies<text:change-end text:change-id="ct754822256"/><text:change-start text:change-id="ct78733600"/> to an IdentifyEvents message to the node. <text:s/>But it may not be possible to disentangle the clock events from other events produced by the node, particularly if the node produces multiple ranges of events. <text:s/>A better solution for this would be useful.<text:change-end text:change-id="ct78733600"/><text:change-start text:change-id="ct486938112"/> This doesn't interfere with operating and configuring clock producers and clock faces manually. In that case, the events are known by the person doing the conf<text:change-end text:change-id="ct486938112"/><text:change-start text:change-id="ct487055664"/>iguration, or a configuration tool is passing an event ID from the clock generator to the clock.<text:change-end text:change-id="ct487055664"/></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5"><text:s/>1.1 Served use cases<text:tab/>1</text:p>
          <text:p text:style-name="P25"><text:s/>1.2 Unserved use cases<text:tab/>2</text:p>
          <text:p text:style-name="P26"><text:s/>2 Annotations to the Standard<text:tab/>2</text:p>
          <text:p text:style-name="P25"><text:s/>2.1 Introduction<text:tab/>2</text:p>
          <text:p text:style-name="P25"><text:s/>2.2 Intended Use<text:tab/>3</text:p>
          <text:p text:style-name="P25"><text:s/>2.3 Reference and Context<text:tab/>3</text:p>
          <text:p text:style-name="P25"><text:s/>2.4 Message Formats<text:tab/>3</text:p>
          <text:p text:style-name="P38"><text:s/>2.4.1 Set/Report Time Event ID<text:tab/>3</text:p>
          <text:p text:style-name="P38"><text:s/>2.4.2 Set/Report Date Event ID<text:tab/>3</text:p>
          <text:p text:style-name="P38"><text:s/>2.4.3 Set/Report Year Event ID<text:tab/>3</text:p>
          <text:p text:style-name="P38"><text:s/>2.4.4 Set/Report Rate Event ID<text:tab/>3</text:p>
          <text:p text:style-name="P38"><text:s/>2.4.5 Stop/Start Clock<text:tab/>3</text:p>
          <text:p text:style-name="P25"><text:s/>2.5 States <text:tab/>3</text:p>
          <text:p text:style-name="P25"><text:s/>2.6 Interactions <text:tab/>4</text:p>
          <text:p text:style-name="P38"><text:s/>2.6.1 Event Identification and Reporting<text:tab/>5</text:p>
          <text:p text:style-name="P26"><text:s/>3 Background Information<text:tab/>6</text:p>
          <text:p text:style-name="P25"><text:s/>3.1 Multiple Clocks<text:tab/>6</text:p>
          <text:p text:style-name="P25"><text:s/>3.2 Configuration via a simple teach-learn UI<text:tab/>6</text:p>
          <text:p text:style-name="P25"><text:s/>3.3 Alarms<text:tab/>7</text:p>
          <text:p text:style-name="P25"><text:s/>3.4 Low-Bandwidth Clock Producers<text:tab/>7</text:p>
          <text:p text:style-name="P25"><text:s/>3.5 Slaving Clock Generators<text:tab/>7</text:p>
          <text:p text:style-name="P25"><text:s/>3.6 History and Numerology<text:tab/>8</text:p>
          <text:p text:style-name="P26"><text:s/>4 Future Work<text:tab/>9</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Technical Note</text:p>
      </style:header>
      <style:footer>
        <text:tracked-changes>
          <text:changed-region xml:id="ct722104096" text:id="ct722104096">
            <text:deletion>
              <office:change-info>
                <dc:creator>Bob Jacobsen</dc:creator>
                <dc:date>2013-04-06T23:41:00</dc:date>
              </office:change-info>
              <text:p text:style-name="MP4"><text:span text:style-name="Page_20_Number"><text:span text:style-name="MT2"><text:date style:data-style-name="N75" text:date-value="2013-02-06T22:28:13.98" text:fixed="true">Feb 6, 2013</text:date></text:span></text:span></text:p>
            </text:deletion>
          </text:changed-region>
          <text:changed-region xml:id="ct722105056" text:id="ct722105056">
            <text:insertion>
              <office:change-info>
                <dc:creator>Bob Jacobsen</dc:creator>
                <dc:date>2013-04-06T23:41:00</dc:date>
              </office:change-info>
            </text:insertion>
          </text:changed-region>
        </text:tracked-changes>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change text:change-id="ct722104096"/><text:change-start text:change-id="ct722105056"/><text:span text:style-name="Page_20_Number"><text:span text:style-name="MT2"><text:date style:data-style-name="N75" text:date-value="2013-04-07T10:48:20">Apr 7, 2013</text:date></text:span></text:span><text:change-end text:change-id="ct72210505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07T10:48:20">Apr 7,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75" text:date-value="2013-02-06T22:28:05" text:fixed="true">Feb 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12</meta:editing-cycles>
    <meta:editing-duration>PT16H38M37S</meta:editing-duration>
    <meta:generator>OpenOffice.org/3.4.1$Unix OpenOffice.org_project/341m1$Build-9593</meta:generator>
    <dc:date>2013-04-07T10:48:20</dc:date>
    <dc:creator>Bob Jacobsen</dc:creator>
    <meta:document-statistic meta:table-count="1" meta:image-count="2" meta:object-count="0" meta:page-count="10" meta:paragraph-count="170" meta:word-count="3864" meta:character-count="22948"/>
    <meta:user-defined meta:name="Info 1"/>
    <meta:user-defined meta:name="Info 2"/>
    <meta:user-defined meta:name="Info 3"/>
    <meta:user-defined meta:name="Info 4"/>
  </office:meta>
</office:document-meta>
</file>